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ce3"/>
        <table:table-column table:style-name="co3" table:default-cell-style-name="Default"/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SPLIT 2</text:p>
          </table:table-cell>
          <table:table-cell table:number-columns-repeated="4"/>
          <table:table-cell table:style-name="Default"/>
          <table:table-cell table:number-columns-repeated="4"/>
          <table:table-cell office:value-type="string">
            <text:p>SPLIT 5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table:style-name="Default" office:value-type="string">
            <text:p>50 demos</text:p>
          </table:table-cell>
          <table:table-cell table:number-columns-repeated="5"/>
          <table:table-cell table:style-name="Default" office:value-type="string">
            <text:p>5 demos</text:p>
          </table:table-cell>
          <table:table-cell table:style-name="Default" office:value-type="string">
            <text:p>10 demos</text:p>
          </table:table-cell>
          <table:table-cell table:style-name="Default" office:value-type="string">
            <text:p>15 demos</text:p>
          </table:table-cell>
          <table:table-cell table:style-name="Default" office:value-type="string">
            <text:p>30 demos</text:p>
          </table:table-cell>
          <table:table-cell table:style-name="Default" office:value-type="string">
            <text:p>50 demos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.4000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>.4286</text:p>
          </table:table-cell>
          <table:table-cell table:style-name="ce1" office:value-type="string">
            <text:p>.533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float" office:value="0">
            <text:p>0</text:p>
          </table:table-cell>
          <table:table-cell table:style-name="ce1" office:value-type="string">
            <text:p>.2353</text:p>
          </table:table-cell>
          <table:table-cell office:value-type="string">
            <text:p>.1667</text:p>
          </table:table-cell>
          <table:table-cell office:value-type="string">
            <text:p>.2222</text:p>
          </table:table-cell>
          <table:table-cell table:style-name="Default" office:value-type="string">
            <text:p>.1765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2034</text:p>
          </table:table-cell>
          <table:table-cell office:value-type="string">
            <text:p>.2029</text:p>
          </table:table-cell>
          <table:table-cell table:style-name="ce1" office:value-type="string">
            <text:p>.3273</text:p>
          </table:table-cell>
          <table:table-cell office:value-type="string">
            <text:p>.3103</text:p>
          </table:table-cell>
          <table:table-cell office:value-type="string">
            <text:p>.23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178</text:p>
          </table:table-cell>
          <table:table-cell office:value-type="string">
            <text:p>.2222</text:p>
          </table:table-cell>
          <table:table-cell office:value-type="string">
            <text:p>.2800</text:p>
          </table:table-cell>
          <table:table-cell office:value-type="string">
            <text:p>.1800</text:p>
          </table:table-cell>
          <table:table-cell table:style-name="Default" office:value-type="string">
            <text:p>.2466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Interpretation</text:p>
          </table:table-cell>
          <table:table-cell office:value-type="string">
            <text:p>.5140</text:p>
          </table:table-cell>
          <table:table-cell table:style-name="ce1" office:value-type="string">
            <text:p>.5556</text:p>
          </table:table-cell>
          <table:table-cell office:value-type="string">
            <text:p>.4878</text:p>
          </table:table-cell>
          <table:table-cell office:value-type="string">
            <text:p>.4321</text:p>
          </table:table-cell>
          <table:table-cell office:value-type="string">
            <text:p>.325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092</text:p>
          </table:table-cell>
          <table:table-cell office:value-type="string">
            <text:p>.7329</text:p>
          </table:table-cell>
          <table:table-cell office:value-type="string">
            <text:p>.5522</text:p>
          </table:table-cell>
          <table:table-cell table:style-name="ce1" office:value-type="string">
            <text:p>.7500</text:p>
          </table:table-cell>
          <table:table-cell table:style-name="Default" office:value-type="string">
            <text:p>.7229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Precedent</text:p>
          </table:table-cell>
          <table:table-cell table:style-name="ce1" office:value-type="string">
            <text:p>.7821</text:p>
          </table:table-cell>
          <table:table-cell office:value-type="string">
            <text:p>.7575</text:p>
          </table:table-cell>
          <table:table-cell office:value-type="string">
            <text:p>.7486</text:p>
          </table:table-cell>
          <table:table-cell office:value-type="string">
            <text:p>.7430</text:p>
          </table:table-cell>
          <table:table-cell office:value-type="string">
            <text:p>.731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37</text:p>
          </table:table-cell>
          <table:table-cell office:value-type="string">
            <text:p>.6069</text:p>
          </table:table-cell>
          <table:table-cell office:value-type="string">
            <text:p>.6122</text:p>
          </table:table-cell>
          <table:table-cell table:style-name="ce4" office:value-type="string">
            <text:p>.6833</text:p>
          </table:table-cell>
          <table:table-cell table:style-name="Default" office:value-type="string">
            <text:p>.6483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Rule</text:p>
          </table:table-cell>
          <table:table-cell office:value-type="string">
            <text:p>.4424</text:p>
          </table:table-cell>
          <table:table-cell table:style-name="ce4" office:value-type="string">
            <text:p>.4966</text:p>
          </table:table-cell>
          <table:table-cell office:value-type="string">
            <text:p>.4609</text:p>
          </table:table-cell>
          <table:table-cell office:value-type="string">
            <text:p>.4068</text:p>
          </table:table-cell>
          <table:table-cell office:value-type="string">
            <text:p>.424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301</text:p>
          </table:table-cell>
          <table:table-cell office:value-type="string">
            <text:p>.3595</text:p>
          </table:table-cell>
          <table:table-cell office:value-type="string">
            <text:p>.3222</text:p>
          </table:table-cell>
          <table:table-cell office:value-type="string">
            <text:p>.3671</text:p>
          </table:table-cell>
          <table:table-cell office:value-type="string">
            <text:p>.4388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3884</text:p>
          </table:table-cell>
          <table:table-cell office:value-type="string">
            <text:p>.4025</text:p>
          </table:table-cell>
          <table:table-cell office:value-type="string">
            <text:p>.4049</text:p>
          </table:table-cell>
          <table:table-cell table:style-name="ce1" office:value-type="string">
            <text:p>.4642</text:p>
          </table:table-cell>
          <table:table-cell office:value-type="string">
            <text:p>.4498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443</text:p>
          </table:table-cell>
          <table:table-cell office:value-type="string">
            <text:p>.4466</text:p>
          </table:table-cell>
          <table:table-cell office:value-type="string">
            <text:p>.3882</text:p>
          </table:table-cell>
          <table:table-cell office:value-type="string">
            <text:p>.4778</text:p>
          </table:table-cell>
          <table:table-cell office:value-type="string">
            <text:p>.5904</text:p>
          </table:table-cell>
          <table:table-cell office:value-type="string">
            <text:p>RANDOM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4081</text:p>
          </table:table-cell>
          <table:table-cell office:value-type="string">
            <text:p>.4180</text:p>
          </table:table-cell>
          <table:table-cell office:value-type="string">
            <text:p>.4032</text:p>
          </table:table-cell>
          <table:table-cell office:value-type="string">
            <text:p>.5261</text:p>
          </table:table-cell>
          <table:table-cell table:style-name="ce1" office:value-type="string">
            <text:p>.5629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4000</text:p>
          </table:table-cell>
          <table:table-cell table:style-name="ce3" office:value-type="string">
            <text:p>.4000</text:p>
          </table:table-cell>
          <table:table-cell table:style-name="ce1" office:value-type="string">
            <text:p>.6667</text:p>
          </table:table-cell>
          <table:table-cell table:style-name="ce3" office:value-type="string">
            <text:p>.4000</text:p>
          </table:table-cell>
          <table:table-cell office:value-type="string">
            <text:p>.666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table:style-name="ce2" office:value-type="string">
            <text:p>.3077</text:p>
          </table:table-cell>
          <table:table-cell office:value-type="string">
            <text:p>.1667</text:p>
          </table:table-cell>
          <table:table-cell office:value-type="string">
            <text:p>.2857</text:p>
          </table:table-cell>
          <table:table-cell table:style-name="ce4" office:value-type="string">
            <text:p>.625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3" office:value-type="string">
            <text:p>.4000</text:p>
          </table:table-cell>
          <table:table-cell table:style-name="ce4" office:value-type="string">
            <text:p>.5882</text:p>
          </table:table-cell>
          <table:table-cell table:style-name="ce2" office:value-type="string">
            <text:p>.5556</text:p>
          </table:table-cell>
          <table:table-cell table:style-name="ce3" office:value-type="string">
            <text:p>.4545</text:p>
          </table:table-cell>
          <table:table-cell table:style-name="ce2" office:value-type="string">
            <text:p>.5000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3390</text:p>
          </table:table-cell>
          <table:table-cell office:value-type="string">
            <text:p>.5000</text:p>
          </table:table-cell>
          <table:table-cell table:style-name="ce2" office:value-type="string">
            <text:p>.6071</text:p>
          </table:table-cell>
          <table:table-cell table:style-name="ce2" office:value-type="string">
            <text:p>.6182</text:p>
          </table:table-cell>
          <table:table-cell table:style-name="ce1" office:value-type="string">
            <text:p>.6296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4" office:value-type="string">
            <text:p>.4364</text:p>
          </table:table-cell>
          <table:table-cell table:style-name="ce3" office:value-type="string">
            <text:p>.3793</text:p>
          </table:table-cell>
          <table:table-cell table:style-name="ce2" office:value-type="string">
            <text:p>.3774</text:p>
          </table:table-cell>
          <table:table-cell table:style-name="ce2" office:value-type="string">
            <text:p>.3390</text:p>
          </table:table-cell>
          <table:table-cell table:style-name="ce2" office:value-type="string">
            <text:p>.4286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Interpretation</text:p>
          </table:table-cell>
          <table:table-cell office:value-type="string">
            <text:p>.5389</text:p>
          </table:table-cell>
          <table:table-cell table:style-name="ce4" office:value-type="string">
            <text:p>.5763</text:p>
          </table:table-cell>
          <table:table-cell table:style-name="ce2" office:value-type="string">
            <text:p>.5318</text:p>
          </table:table-cell>
          <table:table-cell table:style-name="ce2" office:value-type="string">
            <text:p>.5089</text:p>
          </table:table-cell>
          <table:table-cell table:style-name="ce2" office:value-type="string">
            <text:p>.5311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2" office:value-type="string">
            <text:p>.8523</text:p>
          </table:table-cell>
          <table:table-cell table:style-name="ce2" office:value-type="string">
            <text:p>.8256</text:p>
          </table:table-cell>
          <table:table-cell table:style-name="ce2" office:value-type="string">
            <text:p>.8161</text:p>
          </table:table-cell>
          <table:table-cell table:style-name="ce3" office:value-type="string">
            <text:p>.8306</text:p>
          </table:table-cell>
          <table:table-cell table:style-name="ce4" office:value-type="string">
            <text:p>.8556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Precedent</text:p>
          </table:table-cell>
          <table:table-cell table:style-name="ce2" office:value-type="string">
            <text:p>.7905</text:p>
          </table:table-cell>
          <table:table-cell table:style-name="ce2" office:value-type="string">
            <text:p>.7961</text:p>
          </table:table-cell>
          <table:table-cell office:value-type="string">
            <text:p>.7911</text:p>
          </table:table-cell>
          <table:table-cell table:style-name="ce2" office:value-type="string">
            <text:p>.7791</text:p>
          </table:table-cell>
          <table:table-cell table:style-name="ce4" office:value-type="string">
            <text:p>.800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3" office:value-type="string">
            <text:p>.6577</text:p>
          </table:table-cell>
          <table:table-cell table:style-name="ce4" office:value-type="string">
            <text:p>.6755</text:p>
          </table:table-cell>
          <table:table-cell table:style-name="ce3" office:value-type="string">
            <text:p>.6711</text:p>
          </table:table-cell>
          <table:table-cell table:style-name="ce3" office:value-type="string">
            <text:p>.6667</text:p>
          </table:table-cell>
          <table:table-cell table:style-name="ce2" office:value-type="string">
            <text:p>.6579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Rule</text:p>
          </table:table-cell>
          <table:table-cell table:style-name="ce2" office:value-type="string">
            <text:p>.4585</text:p>
          </table:table-cell>
          <table:table-cell table:style-name="ce1" office:value-type="string">
            <text:p>.4677</text:p>
          </table:table-cell>
          <table:table-cell office:value-type="string">
            <text:p>.4583</text:p>
          </table:table-cell>
          <table:table-cell office:value-type="string">
            <text:p>.4508</text:p>
          </table:table-cell>
          <table:table-cell table:style-name="ce2" office:value-type="string">
            <text:p>.461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2" office:value-type="string">
            <text:p>.5493</text:p>
          </table:table-cell>
          <table:table-cell table:style-name="ce3" office:value-type="string">
            <text:p>.5737</text:p>
          </table:table-cell>
          <table:table-cell table:style-name="ce2" office:value-type="string">
            <text:p>.6173</text:p>
          </table:table-cell>
          <table:table-cell office:value-type="string">
            <text:p>.5382</text:p>
          </table:table-cell>
          <table:table-cell office:value-type="string">
            <text:p>.621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</text:p>
          </table:table-cell>
          <table:table-cell table:style-name="ce2" office:value-type="string">
            <text:p>.4869</text:p>
          </table:table-cell>
          <table:table-cell table:style-name="ce2" office:value-type="string">
            <text:p>.5296</text:p>
          </table:table-cell>
          <table:table-cell office:value-type="string">
            <text:p>.5110</text:p>
          </table:table-cell>
          <table:table-cell office:value-type="string">
            <text:p>.5285</text:p>
          </table:table-cell>
          <table:table-cell table:style-name="ce4" office:value-type="string">
            <text:p>.609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2" office:value-type="string">
            <text:p>.6367</text:p>
          </table:table-cell>
          <table:table-cell table:style-name="ce3" office:value-type="string">
            <text:p>.6337</text:p>
          </table:table-cell>
          <table:table-cell table:style-name="ce3" office:value-type="string">
            <text:p>.7179</text:p>
          </table:table-cell>
          <table:table-cell office:value-type="string">
            <text:p>.6324</text:p>
          </table:table-cell>
          <table:table-cell office:value-type="string">
            <text:p>.726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2" office:value-type="string">
            <text:p>.5189</text:p>
          </table:table-cell>
          <table:table-cell table:style-name="ce2" office:value-type="string">
            <text:p>.5238</text:p>
          </table:table-cell>
          <table:table-cell office:value-type="string">
            <text:p>.4720</text:p>
          </table:table-cell>
          <table:table-cell office:value-type="string">
            <text:p>.5052</text:p>
          </table:table-cell>
          <table:table-cell table:style-name="ce4" office:value-type="string">
            <text:p>.6288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4000</text:p>
          </table:table-cell>
          <table:table-cell table:style-name="ce4" office:value-type="string">
            <text:p>.6667</text:p>
          </table:table-cell>
          <table:table-cell office:value-type="string">
            <text:p>.6667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3077</text:p>
          </table:table-cell>
          <table:table-cell table:style-name="ce1" office:value-type="string">
            <text:p>.428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636</text:p>
          </table:table-cell>
          <table:table-cell office:value-type="string">
            <text:p>.3000</text:p>
          </table:table-cell>
          <table:table-cell office:value-type="string">
            <text:p>.3158</text:p>
          </table:table-cell>
          <table:table-cell table:style-name="ce1" office:value-type="string">
            <text:p>.4000</text:p>
          </table:table-cell>
          <table:table-cell office:value-type="string">
            <text:p>.4000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3448</text:p>
          </table:table-cell>
          <table:table-cell office:value-type="string">
            <text:p>.4815</text:p>
          </table:table-cell>
          <table:table-cell office:value-type="string">
            <text:p>.4688</text:p>
          </table:table-cell>
          <table:table-cell office:value-type="string">
            <text:p>.5769</text:p>
          </table:table-cell>
          <table:table-cell table:style-name="ce1" office:value-type="string">
            <text:p>.638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492</text:p>
          </table:table-cell>
          <table:table-cell office:value-type="string">
            <text:p>.2319</text:p>
          </table:table-cell>
          <table:table-cell office:value-type="string">
            <text:p>.2462</text:p>
          </table:table-cell>
          <table:table-cell office:value-type="string">
            <text:p>.2069</text:p>
          </table:table-cell>
          <table:table-cell table:style-name="Default" office:value-type="string">
            <text:p>.2759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5172</text:p>
          </table:table-cell>
          <table:table-cell office:value-type="string">
            <text:p>.4835</text:p>
          </table:table-cell>
          <table:table-cell office:value-type="string">
            <text:p>.4943</text:p>
          </table:table-cell>
          <table:table-cell office:value-type="string">
            <text:p>.4588</text:p>
          </table:table-cell>
          <table:table-cell office:value-type="string">
            <text:p>.415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692</text:p>
          </table:table-cell>
          <table:table-cell office:value-type="string">
            <text:p>.8046</text:p>
          </table:table-cell>
          <table:table-cell office:value-type="string">
            <text:p>.7956</text:p>
          </table:table-cell>
          <table:table-cell office:value-type="string">
            <text:p>.8132</text:p>
          </table:table-cell>
          <table:table-cell office:value-type="string">
            <text:p>.8152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Precedent</text:p>
          </table:table-cell>
          <table:table-cell office:value-type="string">
            <text:p>.7616</text:p>
          </table:table-cell>
          <table:table-cell office:value-type="string">
            <text:p>.7638</text:p>
          </table:table-cell>
          <table:table-cell office:value-type="string">
            <text:p>.7647</text:p>
          </table:table-cell>
          <table:table-cell office:value-type="string">
            <text:p>.7403</text:p>
          </table:table-cell>
          <table:table-cell table:style-name="ce1" office:value-type="string">
            <text:p>.770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67</text:p>
          </table:table-cell>
          <table:table-cell office:value-type="string">
            <text:p>.6115</text:p>
          </table:table-cell>
          <table:table-cell office:value-type="string">
            <text:p>.6329</text:p>
          </table:table-cell>
          <table:table-cell office:value-type="string">
            <text:p>.6405</text:p>
          </table:table-cell>
          <table:table-cell office:value-type="string">
            <text:p>.6447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Rule</text:p>
          </table:table-cell>
          <table:table-cell office:value-type="string">
            <text:p>.4231</text:p>
          </table:table-cell>
          <table:table-cell table:style-name="ce1" office:value-type="string">
            <text:p>.4524</text:p>
          </table:table-cell>
          <table:table-cell office:value-type="string">
            <text:p>.4409</text:p>
          </table:table-cell>
          <table:table-cell table:style-name="ce2" office:value-type="string">
            <text:p>.4516</text:p>
          </table:table-cell>
          <table:table-cell office:value-type="string">
            <text:p>.425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3" office:value-type="string">
            <text:p>.4217</text:p>
          </table:table-cell>
          <table:table-cell table:style-name="ce3" office:value-type="string">
            <text:p>.3896</text:p>
          </table:table-cell>
          <table:table-cell table:style-name="ce3" office:value-type="string">
            <text:p>.4781</text:p>
          </table:table-cell>
          <table:table-cell table:style-name="ce2" office:value-type="string">
            <text:p>.5455</text:p>
          </table:table-cell>
          <table:table-cell office:value-type="string">
            <text:p>.5605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4093</text:p>
          </table:table-cell>
          <table:table-cell office:value-type="string">
            <text:p>.4362</text:p>
          </table:table-cell>
          <table:table-cell office:value-type="string">
            <text:p>.4337</text:p>
          </table:table-cell>
          <table:table-cell office:value-type="string">
            <text:p>.5071</text:p>
          </table:table-cell>
          <table:table-cell table:style-name="ce1" office:value-type="string">
            <text:p>.536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3" office:value-type="string">
            <text:p>.4653</text:p>
          </table:table-cell>
          <table:table-cell table:style-name="ce3" office:value-type="string">
            <text:p>.4720</text:p>
          </table:table-cell>
          <table:table-cell table:style-name="ce3" office:value-type="string">
            <text:p>.6095</text:p>
          </table:table-cell>
          <table:table-cell table:style-name="ce2" office:value-type="string">
            <text:p>.7068</text:p>
          </table:table-cell>
          <table:table-cell office:value-type="string">
            <text:p>.7089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3949</text:p>
          </table:table-cell>
          <table:table-cell office:value-type="string">
            <text:p>.4054</text:p>
          </table:table-cell>
          <table:table-cell office:value-type="string">
            <text:p>.4019</text:p>
          </table:table-cell>
          <table:table-cell office:value-type="string">
            <text:p>.4999</text:p>
          </table:table-cell>
          <table:table-cell table:style-name="ce1" office:value-type="string">
            <text:p>.5426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4000</text:p>
          </table:table-cell>
          <table:table-cell table:number-columns-repeated="3" table:style-name="ce2" office:value-type="string">
            <text:p>.6667</text:p>
          </table:table-cell>
          <table:table-cell office:value-type="string">
            <text:p>.8571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office:value-type="string">
            <text:p>.1667</text:p>
          </table:table-cell>
          <table:table-cell office:value-type="string">
            <text:p>.3077</text:p>
          </table:table-cell>
          <table:table-cell table:style-name="ce4" office:value-type="string">
            <text:p>.4286</text:p>
          </table:table-cell>
          <table:table-cell table:style-name="ce1" office:value-type="string">
            <text:p>.4286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5000</text:p>
          </table:table-cell>
          <table:table-cell office:value-type="string">
            <text:p>.4000</text:p>
          </table:table-cell>
          <table:table-cell office:value-type="string">
            <text:p>.3846</text:p>
          </table:table-cell>
          <table:table-cell table:style-name="ce2" office:value-type="string">
            <text:p>.4762</text:p>
          </table:table-cell>
          <table:table-cell table:style-name="Default" office:value-type="string">
            <text:p>.3636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2" office:value-type="string">
            <text:p>.3667</text:p>
          </table:table-cell>
          <table:table-cell table:style-name="ce2" office:value-type="string">
            <text:p>.5517</text:p>
          </table:table-cell>
          <table:table-cell office:value-type="string">
            <text:p>.5965</text:p>
          </table:table-cell>
          <table:table-cell office:value-type="string">
            <text:p>.5882</text:p>
          </table:table-cell>
          <table:table-cell table:style-name="ce4" office:value-type="string">
            <text:p>.6400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500</text:p>
          </table:table-cell>
          <table:table-cell table:style-name="ce4" office:value-type="string">
            <text:p>.3810</text:p>
          </table:table-cell>
          <table:table-cell office:value-type="string">
            <text:p>.3235</text:p>
          </table:table-cell>
          <table:table-cell office:value-type="string">
            <text:p>.3051</text:p>
          </table:table-cell>
          <table:table-cell table:style-name="Default" office:value-type="string">
            <text:p>.3448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4" office:value-type="string">
            <text:p>.5506</text:p>
          </table:table-cell>
          <table:table-cell office:value-type="string">
            <text:p>.5140</text:p>
          </table:table-cell>
          <table:table-cell office:value-type="string">
            <text:p>.4914</text:p>
          </table:table-cell>
          <table:table-cell office:value-type="string">
            <text:p>.4304</text:p>
          </table:table-cell>
          <table:table-cell office:value-type="string">
            <text:p>.444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092</text:p>
          </table:table-cell>
          <table:table-cell office:value-type="string">
            <text:p>.8046</text:p>
          </table:table-cell>
          <table:table-cell office:value-type="string">
            <text:p>.8144</text:p>
          </table:table-cell>
          <table:table-cell table:style-name="ce4" office:value-type="string">
            <text:p>.8432</text:p>
          </table:table-cell>
          <table:table-cell office:value-type="string">
            <text:p>.8432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Precedent</text:p>
          </table:table-cell>
          <table:table-cell office:value-type="string">
            <text:p>.7635</text:p>
          </table:table-cell>
          <table:table-cell table:style-name="ce1" office:value-type="string">
            <text:p>.7937</text:p>
          </table:table-cell>
          <table:table-cell office:value-type="string">
            <text:p>.7813</text:p>
          </table:table-cell>
          <table:table-cell office:value-type="string">
            <text:p>.7580</text:p>
          </table:table-cell>
          <table:table-cell office:value-type="string">
            <text:p>.767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2" office:value-type="string">
            <text:p>.6667</text:p>
          </table:table-cell>
          <table:table-cell office:value-type="string">
            <text:p>.6711</text:p>
          </table:table-cell>
          <table:table-cell table:style-name="ce1" office:value-type="string">
            <text:p>.6806</text:p>
          </table:table-cell>
          <table:table-cell table:style-name="ce3" office:value-type="string">
            <text:p>.6757</text:p>
          </table:table-cell>
          <table:table-cell table:style-name="Default" office:value-type="string">
            <text:p>.6174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Rule</text:p>
          </table:table-cell>
          <table:table-cell office:value-type="string">
            <text:p>.4524</text:p>
          </table:table-cell>
          <table:table-cell office:value-type="string">
            <text:p>.4435</text:p>
          </table:table-cell>
          <table:table-cell table:style-name="ce4" office:value-type="string">
            <text:p>.4696</text:p>
          </table:table-cell>
          <table:table-cell office:value-type="string">
            <text:p>.4408</text:p>
          </table:table-cell>
          <table:table-cell office:value-type="string">
            <text:p>.4358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5252</text:p>
          </table:table-cell>
          <table:table-cell table:style-name="ce2" office:value-type="string">
            <text:p>.5847</text:p>
          </table:table-cell>
          <table:table-cell office:value-type="string">
            <text:p>.5739</text:p>
          </table:table-cell>
          <table:table-cell table:style-name="ce2" office:value-type="string">
            <text:p>.5934</text:p>
          </table:table-cell>
          <table:table-cell office:value-type="string">
            <text:p>.6053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4600</text:p>
          </table:table-cell>
          <table:table-cell office:value-type="string">
            <text:p>.4939</text:p>
          </table:table-cell>
          <table:table-cell table:style-name="ce2" office:value-type="string">
            <text:p>.5293</text:p>
          </table:table-cell>
          <table:table-cell table:style-name="ce2" office:value-type="string">
            <text:p>.5292</text:p>
          </table:table-cell>
          <table:table-cell table:style-name="ce1" office:value-type="string">
            <text:p>.5433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6253</text:p>
          </table:table-cell>
          <table:table-cell table:style-name="ce2" office:value-type="string">
            <text:p>.7141</text:p>
          </table:table-cell>
          <table:table-cell table:style-name="ce2" office:value-type="string">
            <text:p>.7205</text:p>
          </table:table-cell>
          <table:table-cell table:style-name="ce2" office:value-type="string">
            <text:p>.7285</text:p>
          </table:table-cell>
          <table:table-cell office:value-type="string">
            <text:p>.7726</text:p>
          </table:table-cell>
          <table:table-cell office:value-type="string">
            <text:p>LOUVAIN SMALL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4609</text:p>
          </table:table-cell>
          <table:table-cell office:value-type="string">
            <text:p>.4680</text:p>
          </table:table-cell>
          <table:table-cell office:value-type="string">
            <text:p>.5195</text:p>
          </table:table-cell>
          <table:table-cell office:value-type="string">
            <text:p>.5425</text:p>
          </table:table-cell>
          <table:table-cell table:style-name="ce1" office:value-type="string">
            <text:p>.5439</text:p>
          </table:table-cell>
          <table:table-cell office:value-type="string">
            <text:p>LOUVAIN SMALL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4" office:value-type="string">
            <text:p>.4286</text:p>
          </table:table-cell>
          <table:table-cell office:value-type="string">
            <text:p>.3077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333</text:p>
          </table:table-cell>
          <table:table-cell office:value-type="string">
            <text:p>.2857</text:p>
          </table:table-cell>
          <table:table-cell office:value-type="string">
            <text:p>.3529</text:p>
          </table:table-cell>
          <table:table-cell table:style-name="ce1" office:value-type="string">
            <text:p>.4000</text:p>
          </table:table-cell>
          <table:table-cell office:value-type="string">
            <text:p>.4000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Verbal classification</text:p>
          </table:table-cell>
          <table:table-cell office:value-type="string">
            <text:p>.3571</text:p>
          </table:table-cell>
          <table:table-cell office:value-type="string">
            <text:p>.4333</text:p>
          </table:table-cell>
          <table:table-cell office:value-type="string">
            <text:p>.5000</text:p>
          </table:table-cell>
          <table:table-cell office:value-type="string">
            <text:p>.5172</text:p>
          </table:table-cell>
          <table:table-cell table:style-name="ce1" office:value-type="string">
            <text:p>.60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1846</text:p>
          </table:table-cell>
          <table:table-cell office:value-type="string">
            <text:p>.2069</text:p>
          </table:table-cell>
          <table:table-cell office:value-type="string">
            <text:p>.2687</text:p>
          </table:table-cell>
          <table:table-cell office:value-type="string">
            <text:p>.3077</text:p>
          </table:table-cell>
          <table:table-cell office:value-type="string">
            <text:p>.3824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4762</text:p>
          </table:table-cell>
          <table:table-cell office:value-type="string">
            <text:p>.4027</text:p>
          </table:table-cell>
          <table:table-cell office:value-type="string">
            <text:p>.4578</text:p>
          </table:table-cell>
          <table:table-cell office:value-type="string">
            <text:p>.4247</text:p>
          </table:table-cell>
          <table:table-cell office:value-type="string">
            <text:p>.3649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6536</text:p>
          </table:table-cell>
          <table:table-cell office:value-type="string">
            <text:p>.7861</text:p>
          </table:table-cell>
          <table:table-cell office:value-type="string">
            <text:p>.7955</text:p>
          </table:table-cell>
          <table:table-cell office:value-type="string">
            <text:p>.8306</text:p>
          </table:table-cell>
          <table:table-cell office:value-type="string">
            <text:p>.8315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Precedent</text:p>
          </table:table-cell>
          <table:table-cell office:value-type="string">
            <text:p>.7593</text:p>
          </table:table-cell>
          <table:table-cell office:value-type="string">
            <text:p>.7610</text:p>
          </table:table-cell>
          <table:table-cell table:style-name="ce4" office:value-type="string">
            <text:p>.7962</text:p>
          </table:table-cell>
          <table:table-cell office:value-type="string">
            <text:p>.7758</text:p>
          </table:table-cell>
          <table:table-cell office:value-type="string">
            <text:p>.7784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00</text:p>
          </table:table-cell>
          <table:table-cell office:value-type="string">
            <text:p>.6122</text:p>
          </table:table-cell>
          <table:table-cell table:style-name="ce1" office:value-type="string">
            <text:p>.6573</text:p>
          </table:table-cell>
          <table:table-cell office:value-type="string">
            <text:p>.6111</text:p>
          </table:table-cell>
          <table:table-cell table:style-name="Default" office:value-type="string">
            <text:p>.6531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Rule</text:p>
          </table:table-cell>
          <table:table-cell table:style-name="ce1" office:value-type="string">
            <text:p>.4471</text:p>
          </table:table-cell>
          <table:table-cell office:value-type="string">
            <text:p>.4215</text:p>
          </table:table-cell>
          <table:table-cell office:value-type="string">
            <text:p>.4453</text:p>
          </table:table-cell>
          <table:table-cell office:value-type="string">
            <text:p>.4462</text:p>
          </table:table-cell>
          <table:table-cell office:value-type="string">
            <text:p>.403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623</text:p>
          </table:table-cell>
          <table:table-cell office:value-type="string">
            <text:p>.3782</text:p>
          </table:table-cell>
          <table:table-cell office:value-type="string">
            <text:p>.4149</text:p>
          </table:table-cell>
          <table:table-cell office:value-type="string">
            <text:p>.4299</text:p>
          </table:table-cell>
          <table:table-cell table:style-name="ce4" office:value-type="string">
            <text:p>.6534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 </text:p>
          </table:table-cell>
          <table:table-cell office:value-type="string">
            <text:p>.4079</text:p>
          </table:table-cell>
          <table:table-cell office:value-type="string">
            <text:p>.4037</text:p>
          </table:table-cell>
          <table:table-cell table:style-name="ce1" office:value-type="string">
            <text:p>.5256</text:p>
          </table:table-cell>
          <table:table-cell office:value-type="string">
            <text:p>.5185</text:p>
          </table:table-cell>
          <table:table-cell office:value-type="string">
            <text:p>.491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312</text:p>
          </table:table-cell>
          <table:table-cell office:value-type="string">
            <text:p>.4661</text:p>
          </table:table-cell>
          <table:table-cell office:value-type="string">
            <text:p>.4843</text:p>
          </table:table-cell>
          <table:table-cell office:value-type="string">
            <text:p>.4806</text:p>
          </table:table-cell>
          <table:table-cell table:style-name="ce4" office:value-type="string">
            <text:p>.8282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 (reliable)</text:p>
          </table:table-cell>
          <table:table-cell office:value-type="string">
            <text:p>.4021</text:p>
          </table:table-cell>
          <table:table-cell office:value-type="string">
            <text:p>.3942</text:p>
          </table:table-cell>
          <table:table-cell table:style-name="ce4" office:value-type="string">
            <text:p>.5567</text:p>
          </table:table-cell>
          <table:table-cell table:style-name="ce2" office:value-type="string">
            <text:p>.5502</text:p>
          </table:table-cell>
          <table:table-cell office:value-type="string">
            <text:p>.4964</text:p>
          </table:table-cell>
          <table:table-cell office:value-type="string">
            <text:p>LOUVAIN – WEIGHTE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7">27/01/2025</text:date>, <text:time>10.36.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37M16S</meta:editing-duration>
    <meta:editing-cycles>116</meta:editing-cycles>
    <meta:generator>OpenOffice/4.1.14$Win32 OpenOffice.org_project/4114m1$Build-9811</meta:generator>
    <dc:date>2025-01-27T10:36:48.05</dc:date>
    <meta:document-statistic meta:table-count="3" meta:cell-count="502" meta:object-count="0"/>
    <meta:user-defined meta:name="Info 1"/>
    <meta:user-defined meta:name="Info 2"/>
    <meta:user-defined meta:name="Info 3"/>
    <meta:user-defined meta:name="Info 4"/>
  </office:meta>
</office:document-meta>
</file>